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7710*"/>
    </style:style>
    <style:style style:name="Table1.B" style:family="table-column">
      <style:table-column-properties style:rel-column-width="15421*"/>
    </style:style>
    <style:style style:name="Table1.C" style:family="table-column">
      <style:table-column-properties style:rel-column-width="42404*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Routing" style:family="table">
      <style:table-properties table:align="margins"/>
    </style:style>
    <style:style style:name="FrontendRouting.A" style:family="table-column">
      <style:table-column-properties style:rel-column-width="32767*"/>
    </style:style>
    <style:style style:name="FrontendRouting.B" style:family="table-column">
      <style:table-column-properties style:rel-column-width="32768*"/>
    </style:style>
    <style:style style:name="FrontendRouting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rontendRouting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rontendRouting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Routing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PI-point" style:family="table">
      <style:table-properties style:width="16.995cm" table:align="left" style:may-break-between-rows="true"/>
    </style:style>
    <style:style style:name="API-point.A" style:family="table-column">
      <style:table-column-properties style:column-width="2.593cm"/>
    </style:style>
    <style:style style:name="API-point.B" style:family="table-column">
      <style:table-column-properties style:column-width="5.106cm"/>
    </style:style>
    <style:style style:name="API-point.C" style:family="table-column">
      <style:table-column-properties style:column-width="3.194cm"/>
    </style:style>
    <style:style style:name="API-point.D" style:family="table-column">
      <style:table-column-properties style:column-width="1.806cm"/>
    </style:style>
    <style:style style:name="API-point.E" style:family="table-column">
      <style:table-column-properties style:column-width="4.295cm"/>
    </style:style>
    <style:style style:name="API-point.1" style:family="table-row">
      <style:table-row-properties fo:keep-together="always"/>
    </style:style>
    <style:style style:name="API-poin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PI-point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PI-point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API-point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7710*"/>
    </style:style>
    <style:style style:name="Table1.B" style:family="table-column">
      <style:table-column-properties style:rel-column-width="15421*"/>
    </style:style>
    <style:style style:name="Table1.C" style:family="table-column">
      <style:table-column-properties style:rel-column-width="42404*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Routing" style:family="table">
      <style:table-properties table:align="margins"/>
    </style:style>
    <style:style style:name="FrontendRouting.A" style:family="table-column">
      <style:table-column-properties style:rel-column-width="32767*"/>
    </style:style>
    <style:style style:name="FrontendRouting.B" style:family="table-column">
      <style:table-column-properties style:rel-column-width="32768*"/>
    </style:style>
    <style:style style:name="FrontendRouting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rontendRouting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rontendRouting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Routing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PI-point" style:family="table">
      <style:table-properties style:width="16.995cm" table:align="left" style:may-break-between-rows="true"/>
    </style:style>
    <style:style style:name="API-point.A" style:family="table-column">
      <style:table-column-properties style:column-width="2.593cm"/>
    </style:style>
    <style:style style:name="API-point.B" style:family="table-column">
      <style:table-column-properties style:column-width="5.106cm"/>
    </style:style>
    <style:style style:name="API-point.C" style:family="table-column">
      <style:table-column-properties style:column-width="3.194cm"/>
    </style:style>
    <style:style style:name="API-point.D" style:family="table-column">
      <style:table-column-properties style:column-width="1.806cm"/>
    </style:style>
    <style:style style:name="API-point.E" style:family="table-column">
      <style:table-column-properties style:column-width="4.295cm"/>
    </style:style>
    <style:style style:name="API-point.1" style:family="table-row">
      <style:table-row-properties fo:keep-together="always"/>
    </style:style>
    <style:style style:name="API-poin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PI-point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PI-point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API-point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Preformatted_20_Text">
      <style:text-properties fo:language="en" fo:country="GB" officeooo:rsid="0009ee68" officeooo:paragraph-rsid="0009ee68"/>
    </style:style>
    <style:style style:name="P3" style:family="paragraph" style:parent-style-name="Text_20_body">
      <style:text-properties fo:language="en" fo:country="GB" officeooo:rsid="0009ee68"/>
    </style:style>
    <style:style style:name="P4" style:family="paragraph" style:parent-style-name="Heading_20_1">
      <style:paragraph-properties fo:break-before="page"/>
      <style:text-properties fo:language="en" fo:country="GB"/>
    </style:style>
    <style:style style:name="P5" style:family="paragraph" style:parent-style-name="Text_20_body">
      <style:text-properties fo:language="en" fo:country="GB" officeooo:rsid="000af503" officeooo:paragraph-rsid="000af503"/>
    </style:style>
    <style:style style:name="P6" style:family="paragraph" style:parent-style-name="Text_20_body">
      <style:text-properties fo:language="en" fo:country="GB" officeooo:rsid="0019c825" officeooo:paragraph-rsid="0019c825"/>
    </style:style>
    <style:style style:name="P7" style:family="paragraph" style:parent-style-name="numbering">
      <style:text-properties fo:language="en" fo:country="GB" officeooo:rsid="0019c825" officeooo:paragraph-rsid="0019c825"/>
    </style:style>
    <style:style style:name="P8" style:family="paragraph" style:parent-style-name="code-example">
      <style:text-properties fo:language="en" fo:country="GB"/>
    </style:style>
    <style:style style:name="P9" style:family="paragraph" style:parent-style-name="Text_20_body_20_indent">
      <style:text-properties fo:language="en" fo:country="GB" officeooo:rsid="0019c825" officeooo:paragraph-rsid="0019c825"/>
    </style:style>
    <style:style style:name="P10" style:family="paragraph" style:parent-style-name="numbering">
      <style:text-properties fo:language="en" fo:country="GB" officeooo:rsid="001acf27" officeooo:paragraph-rsid="001acf27"/>
    </style:style>
    <style:style style:name="P11" style:family="paragraph" style:parent-style-name="Text_20_body_20_indent">
      <style:text-properties fo:language="en" fo:country="GB" officeooo:rsid="001c5df4" officeooo:paragraph-rsid="001c5df4"/>
    </style:style>
    <style:style style:name="P12" style:family="paragraph" style:parent-style-name="numbering" style:list-style-name="Numbering_20_123">
      <style:paragraph-properties fo:margin-top="0cm" fo:margin-bottom="0cm" loext:contextual-spacing="false" fo:line-height="115%" fo:text-align="start" style:justify-single-word="false"/>
      <style:text-properties fo:language="en" fo:country="GB" officeooo:paragraph-rsid="003d442d"/>
    </style:style>
    <style:style style:name="P13" style:family="paragraph" style:parent-style-name="Heading_20_1">
      <style:text-properties fo:language="en" fo:country="GB"/>
    </style:style>
    <style:style style:name="P14" style:family="paragraph" style:parent-style-name="Text_20_body">
      <style:text-properties fo:language="en" fo:country="GB" officeooo:rsid="001059cd" officeooo:paragraph-rsid="001059cd"/>
    </style:style>
    <style:style style:name="P15" style:family="paragraph" style:parent-style-name="Heading_20_2">
      <style:text-properties fo:language="en" fo:country="GB"/>
    </style:style>
    <style:style style:name="P16" style:family="paragraph" style:parent-style-name="numbering">
      <style:text-properties fo:language="en" fo:country="GB"/>
    </style:style>
    <style:style style:name="P17" style:family="paragraph" style:parent-style-name="code-example">
      <style:text-properties fo:language="en" fo:country="GB" officeooo:rsid="005d7139" officeooo:paragraph-rsid="005d7139"/>
    </style:style>
    <style:style style:name="P18" style:family="paragraph" style:parent-style-name="Text_20_body">
      <style:text-properties fo:language="en" fo:country="GB"/>
    </style:style>
    <style:style style:name="P19" style:family="paragraph" style:parent-style-name="Heading_20_1">
      <style:paragraph-properties fo:break-before="page"/>
      <style:text-properties fo:language="en" fo:country="GB" officeooo:rsid="045a8a91" officeooo:paragraph-rsid="045a8a91"/>
    </style:style>
    <style:style style:name="P20" style:family="paragraph" style:parent-style-name="Heading_20_3">
      <style:text-properties fo:language="en" fo:country="GB"/>
    </style:style>
    <style:style style:name="P21" style:family="paragraph" style:parent-style-name="Heading_20_1">
      <style:text-properties fo:language="en" fo:country="GB" officeooo:rsid="045a8a91" officeooo:paragraph-rsid="045a8a91"/>
    </style:style>
    <style:style style:name="P22" style:family="paragraph" style:parent-style-name="Standard">
      <style:text-properties fo:language="en" fo:country="GB"/>
    </style:style>
    <style:style style:name="P23" style:family="paragraph" style:parent-style-name="Standard">
      <style:text-properties fo:language="en" fo:country="GB" officeooo:rsid="045a8a91" officeooo:paragraph-rsid="045a8a91"/>
    </style:style>
    <style:style style:name="P24" style:family="paragraph" style:parent-style-name="Text_20_body">
      <style:text-properties officeooo:rsid="045a8a91" officeooo:paragraph-rsid="045a8a91"/>
    </style:style>
    <style:style style:name="P25" style:family="paragraph" style:parent-style-name="Text_20_body">
      <style:text-properties officeooo:rsid="045c1a9f" officeooo:paragraph-rsid="045c1a9f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Standard">
      <style:text-properties fo:language="en" fo:country="GB"/>
    </style:style>
    <style:style style:name="P30" style:family="paragraph" style:parent-style-name="Text_20_body">
      <style:text-properties fo:language="en" fo:country="GB"/>
    </style:style>
    <style:style style:name="P31" style:family="paragraph" style:parent-style-name="Text_20_body">
      <style:text-properties fo:language="en" fo:country="GB" officeooo:rsid="0009ee68"/>
    </style:style>
    <style:style style:name="P32" style:family="paragraph" style:parent-style-name="Text_20_body">
      <style:text-properties fo:language="en" fo:country="GB" officeooo:rsid="000af503" officeooo:paragraph-rsid="000af503"/>
    </style:style>
    <style:style style:name="P33" style:family="paragraph" style:parent-style-name="Text_20_body">
      <style:text-properties fo:language="en" fo:country="GB" officeooo:rsid="0019c825" officeooo:paragraph-rsid="0019c825"/>
    </style:style>
    <style:style style:name="P34" style:family="paragraph" style:parent-style-name="Text_20_body">
      <style:text-properties fo:language="en" fo:country="GB" officeooo:rsid="001059cd" officeooo:paragraph-rsid="001059cd"/>
    </style:style>
    <style:style style:name="P35" style:family="paragraph" style:parent-style-name="Preformatted_20_Text">
      <style:text-properties fo:language="en" fo:country="GB" officeooo:rsid="0009ee68" officeooo:paragraph-rsid="0009ee68"/>
    </style:style>
    <style:style style:name="P36" style:family="paragraph" style:parent-style-name="Heading_20_1">
      <style:text-properties fo:language="en" fo:country="GB"/>
    </style:style>
    <style:style style:name="P37" style:family="paragraph" style:parent-style-name="Heading_20_1">
      <style:text-properties fo:language="en" fo:country="GB" officeooo:rsid="045a8a91" officeooo:paragraph-rsid="045a8a91"/>
    </style:style>
    <style:style style:name="P38" style:family="paragraph" style:parent-style-name="Heading_20_1">
      <style:paragraph-properties fo:break-before="page"/>
      <style:text-properties fo:language="en" fo:country="GB"/>
    </style:style>
    <style:style style:name="P39" style:family="paragraph" style:parent-style-name="Heading_20_1">
      <style:paragraph-properties fo:break-before="page"/>
      <style:text-properties fo:language="en" fo:country="GB" officeooo:rsid="045a8a91" officeooo:paragraph-rsid="045a8a91"/>
    </style:style>
    <style:style style:name="P40" style:family="paragraph" style:parent-style-name="Heading_20_2">
      <style:text-properties fo:language="en" fo:country="GB"/>
    </style:style>
    <style:style style:name="P41" style:family="paragraph" style:parent-style-name="Heading_20_2">
      <style:text-properties officeooo:rsid="045a8a91" officeooo:paragraph-rsid="045a8a91"/>
    </style:style>
    <style:style style:name="P42" style:family="paragraph" style:parent-style-name="Heading_20_3">
      <style:text-properties fo:language="en" fo:country="GB"/>
    </style:style>
    <style:style style:name="P43" style:family="paragraph" style:parent-style-name="Heading_20_3">
      <style:text-properties officeooo:rsid="045a8a91" officeooo:paragraph-rsid="045a8a91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0af503" officeooo:paragraph-rsid="000af5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0c5f5f" officeooo:paragraph-rsid="000c5f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2c9a227" officeooo:paragraph-rsid="02c9a2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2135fe6" officeooo:paragraph-rsid="02135f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617fe" officeooo:paragraph-rsid="00b617fe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6d9bd9" officeooo:paragraph-rsid="006d9bd9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6d9bd9" officeooo:paragraph-rsid="01d07a10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746a92" officeooo:paragraph-rsid="00746a92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7422df" officeooo:paragraph-rsid="007422df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1cfc65a" officeooo:paragraph-rsid="01cfc65a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0938d" officeooo:paragraph-rsid="00b0938d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219ed" officeooo:paragraph-rsid="00b219ed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44f95" officeooo:paragraph-rsid="00b219ed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44f95" officeooo:paragraph-rsid="00b44f95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6a333" officeooo:paragraph-rsid="00b6a333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60" style:family="paragraph" style:parent-style-name="code-example">
      <style:text-properties fo:language="en" fo:country="GB"/>
    </style:style>
    <style:style style:name="P61" style:family="paragraph" style:parent-style-name="code-example">
      <style:text-properties fo:language="en" fo:country="GB" officeooo:rsid="005d7139" officeooo:paragraph-rsid="005d7139"/>
    </style:style>
    <style:style style:name="P6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0af503" officeooo:paragraph-rsid="000af5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0af503" officeooo:paragraph-rsid="003d4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2135fe6" officeooo:paragraph-rsid="02135f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6d9bd9" officeooo:paragraph-rsid="006d9bd9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_20_indent">
      <style:text-properties fo:language="en" fo:country="GB" officeooo:rsid="0019c825" officeooo:paragraph-rsid="0019c825"/>
    </style:style>
    <style:style style:name="P67" style:family="paragraph" style:parent-style-name="Text_20_body_20_indent">
      <style:text-properties fo:language="en" fo:country="GB" officeooo:rsid="001c5df4" officeooo:paragraph-rsid="001c5df4"/>
    </style:style>
    <style:style style:name="P68" style:family="paragraph" style:parent-style-name="numbering">
      <style:text-properties fo:language="en" fo:country="GB"/>
    </style:style>
    <style:style style:name="P69" style:family="paragraph" style:parent-style-name="numbering">
      <style:text-properties fo:language="en" fo:country="GB" officeooo:rsid="0019c825" officeooo:paragraph-rsid="0019c825"/>
    </style:style>
    <style:style style:name="P70" style:family="paragraph" style:parent-style-name="numbering">
      <style:text-properties fo:language="en" fo:country="GB" officeooo:rsid="001acf27" officeooo:paragraph-rsid="001acf27"/>
    </style:style>
    <style:style style:name="P71" style:family="paragraph" style:parent-style-name="numbering">
      <style:text-properties officeooo:rsid="045e5341" officeooo:paragraph-rsid="045e5341"/>
    </style:style>
    <style:style style:name="P72" style:family="paragraph" style:parent-style-name="numbering">
      <style:text-properties officeooo:rsid="045fdcae" officeooo:paragraph-rsid="045fdcae"/>
    </style:style>
    <style:style style:name="P73" style:family="paragraph" style:parent-style-name="numbering" style:list-style-name="Numbering_20_123">
      <style:paragraph-properties fo:margin-top="0cm" fo:margin-bottom="0cm" loext:contextual-spacing="false" fo:line-height="115%" fo:text-align="start" style:justify-single-word="false"/>
      <style:text-properties fo:language="en" fo:country="GB" officeooo:paragraph-rsid="003d442d"/>
    </style:style>
    <style:style style:name="T1" style:family="text">
      <style:text-properties officeooo:rsid="005d7139"/>
    </style:style>
    <style:style style:name="T2" style:family="text">
      <style:text-properties officeooo:rsid="001c5df4"/>
    </style:style>
    <style:style style:name="T3" style:family="text">
      <style:text-properties officeooo:rsid="001cbe5b"/>
    </style:style>
    <style:style style:name="T4" style:family="text">
      <style:text-properties officeooo:rsid="0013e1c2"/>
    </style:style>
    <style:style style:name="T5" style:family="text">
      <style:text-properties officeooo:rsid="002bf8a9"/>
    </style:style>
    <style:style style:name="T6" style:family="text">
      <style:text-properties officeooo:rsid="002bf8a9"/>
    </style:style>
    <style:style style:name="T7" style:family="text">
      <style:text-properties officeooo:rsid="001c5df4"/>
    </style:style>
    <style:style style:name="T8" style:family="text">
      <style:text-properties officeooo:rsid="001cbe5b"/>
    </style:style>
    <style:style style:name="T9" style:family="text">
      <style:text-properties officeooo:rsid="0013e1c2"/>
    </style:style>
    <style:style style:name="T10" style:family="text">
      <style:text-properties officeooo:rsid="005d7139"/>
    </style:style>
    <style:style style:name="T11" style:family="text">
      <style:text-properties officeooo:rsid="000ff73d"/>
    </style:style>
    <style:style style:name="T12" style:family="text">
      <style:text-properties officeooo:rsid="00639b71"/>
    </style:style>
    <style:style style:name="T13" style:family="text">
      <style:text-properties fo:language="en" fo:country="GB"/>
    </style:style>
    <style:style style:name="T14" style:family="text">
      <style:text-properties officeooo:rsid="045e5341"/>
    </style:style>
    <style:style style:name="T15" style:family="text">
      <style:text-properties officeooo:rsid="045fdca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>
        <text:changed-region xml:id="ct94512821760080" text:id="ct94512821760080">
          <text:insertion>
            <office:change-info>
              <dc:creator>Unknown Author</dc:creator>
              <dc:date>2020-07-30T05:27:58</dc:date>
            </office:change-info>
          </text:insertion>
        </text:changed-region>
        <text:changed-region xml:id="ct94512823420288" text:id="ct94512823420288">
          <text:deletion>
            <office:change-info>
              <dc:creator>Unknown Author</dc:creator>
              <dc:date>2020-06-10T09:19:39</dc:date>
            </office:change-info>
            <text:p text:style-name="P1"/>
            <text:p text:style-name="P2">Here I plan to put my JS notes. Actually it’s not pure JS, it’s mostly JSX</text:p>
            <text:p text:style-name="P2"/>
            <text:p text:style-name="P3"/>
            <text:p text:style-name="P1"/>
          </text:deletion>
        </text:changed-region>
        <text:changed-region xml:id="ct94512823420048" text:id="ct94512823420048">
          <text:deletion>
            <office:change-info>
              <dc:creator>Unknown Author</dc:creator>
              <dc:date>2020-06-15T18:11:45</dc:date>
            </office:change-info>
            <text:p text:style-name="P1"/>
            <text:h text:style-name="P4" text:outline-level="1"><text:bookmark-start text:name="__RefHeading___Toc113_13412313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roject creation.<text:bookmark-end text:name="__RefHeading___Toc113_13412313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"/>
          </text:deletion>
        </text:changed-region>
        <text:changed-region xml:id="ct94512823419728" text:id="ct94512823419728">
          <text:deletion>
            <office:change-info>
              <dc:creator>Unknown Author</dc:creator>
              <dc:date>2020-06-12T16:45:49</dc:date>
            </office:change-info>
            <text:p text:style-name="P1"><text:span text:style-name="T1">Pre-r</text:span></text:p>
          </text:deletion>
        </text:changed-region>
        <text:changed-region xml:id="ct94512823056032" text:id="ct94512823056032">
          <text:deletion>
            <office:change-info>
              <dc:creator>Unknown Author</dc:creator>
              <dc:date>2020-06-15T18:11:45</dc:date>
            </office:change-info>
            <text:p text:style-name="P1"><text:span text:style-name="T1">equirements.</text:span></text:p>
            <text:p text:style-name="P5">The following should be installed: node.js, npm or yarn</text:p>
            <text:p text:style-name="P6">The steps to be set up react application.</text:p>
            <text:list xml:id="list3600568813" text:style-name="Numbering_20_123">
              <text:list-item>
                <text:p text:style-name="P7">Initiate the prject</text:p>
              </text:list-item>
            </text:list>
            <text:p text:style-name="P8">yarn init</text:p>
            <text:p text:style-name="P9">It creates package.json. <text:span text:style-name="T2">I guess it would be in root directory.</text:span></text:p>
            <text:list xml:id="list185032507659943" text:continue-numbering="true" text:style-name="Numbering_20_123">
              <text:list-item>
                <text:p text:style-name="P10">Create react-app:</text:p>
              </text:list-item>
            </text:list>
            <text:p text:style-name="P8">yarn create react-app &lt;app-name&gt;</text:p>
            <text:p text:style-name="P11">It should b in root directory as well. This command create directory app-name <text:span text:style-name="T3">and set scripts to run in the directory.</text:span></text:p>
            <text:list xml:id="list185033272092251" text:continue-numbering="true" text:style-name="Numbering_20_123">
              <text:list-item>
                <text:p text:style-name="P12"/>
              </text:list-item>
            </text:list>
            <text:h text:style-name="P13" text:outline-level="1"><text:bookmark-start text:name="__RefHeading___Toc119_13412313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pp structure:<text:bookmark-end text:name="__RefHeading___Toc119_13412313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header-rows>
                <table:table-row>
                  <table:table-cell table:style-name="Table1.A1" table:number-rows-spanned="6" office:value-type="string">
                    <text:p text:style-name="P62">Project directore</text:p>
                  </table:table-cell>
                  <table:table-cell table:style-name="Table1.B1" office:value-type="string">
                    <text:p text:style-name="P62">scr</text:p>
                  </table:table-cell>
                  <table:table-cell table:style-name="Table1.C1" office:value-type="string">
                    <text:p text:style-name="P63">Source code we write.</text:p>
                  </table:table-cell>
                </table:table-row>
              </table:table-header-rows>
              <table:table-row>
                <table:covered-table-cell/>
                <table:table-cell table:style-name="Table1.B2" office:value-type="string">
                  <text:p text:style-name="P44">public</text:p>
                </table:table-cell>
                <table:table-cell table:style-name="Table1.C2" office:value-type="string">
                  <text:p text:style-name="P45">Static files.</text:p>
                </table:table-cell>
              </table:table-row>
              <table:table-row>
                <table:covered-table-cell/>
                <table:table-cell table:style-name="Table1.B3" office:value-type="string">
                  <text:p text:style-name="P44">node_modules</text:p>
                </table:table-cell>
                <table:table-cell table:style-name="Table1.C3" office:value-type="string">
                  <text:p text:style-name="P45">Project dependencies.</text:p>
                </table:table-cell>
              </table:table-row>
              <table:table-row>
                <table:covered-table-cell/>
                <table:table-cell table:style-name="Table1.B4" office:value-type="string">
                  <text:p text:style-name="P44">package.json</text:p>
                </table:table-cell>
                <table:table-cell table:style-name="Table1.C4" office:value-type="string">
                  <text:p text:style-name="P45">Records reference to project dependencies <text:span text:style-name="T11">and configurations</text:span>.</text:p>
                </table:table-cell>
              </table:table-row>
              <table:table-row>
                <table:covered-table-cell/>
                <table:table-cell table:style-name="Table1.B5" office:value-type="string">
                  <text:p text:style-name="P44">yarn.lock</text:p>
                </table:table-cell>
                <table:table-cell table:style-name="Table1.C5" office:value-type="string">
                  <text:p text:style-name="P45">Exact records of project dependencies versioning.</text:p>
                </table:table-cell>
              </table:table-row>
              <table:table-row>
                <table:covered-table-cell/>
                <table:table-cell table:style-name="Table1.B6" office:value-type="string">
                  <text:p text:style-name="P44">README.md</text:p>
                </table:table-cell>
                <table:table-cell table:style-name="Table1.C6" office:value-type="string">
                  <text:p text:style-name="P45">Instructions.</text:p>
                </table:table-cell>
              </table:table-row>
            </table:table>
            <text:p text:style-name="P14"/>
            <text:h text:style-name="P15" text:outline-level="2"><text:bookmark-start text:name="__RefHeading___Toc3674_25902241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in (compulsory) files<text:bookmark-end text:name="__RefHeading___Toc3674_25902241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85031971647903" text:continue-list="list185033272092251" text:style-name="Numbering_20_123">
              <text:list-item text:start-value="1">
                <text:p text:style-name="P16">Within scr <text:span text:style-name="T4">folder</text:span>:</text:p>
                <text:list>
                  <text:list-item>
                    <text:p text:style-name="P16">index.js</text:p>
                    <text:list>
                      <text:list-item>
                        <text:p text:style-name="P16">Import react and reactDOM libraries.</text:p>
                      </text:list-item>
                    </text:list>
                  </text:list-item>
                </text:list>
              </text:list-item>
            </text:list>
            <text:p text:style-name="P8"><text:span text:style-name="T1">import React from 'react';</text:span></text:p>
          </text:deletion>
        </text:changed-region>
        <text:changed-region xml:id="ct94512821831840" text:id="ct94512821831840">
          <text:deletion>
            <office:change-info>
              <dc:creator>Unknown Author</dc:creator>
              <dc:date>2020-06-12T16:11:05</dc:date>
            </office:change-info>
            <text:p text:style-name="P8"/>
            <text:p text:style-name="P17"/>
          </text:deletion>
        </text:changed-region>
        <text:changed-region xml:id="ct94512821813248" text:id="ct94512821813248">
          <text:deletion>
            <office:change-info>
              <dc:creator>Unknown Author</dc:creator>
              <dc:date>2020-06-15T18:11:45</dc:date>
            </office:change-info>
            <text:p text:style-name="P17">import ReactDOM from 'ReactDOM';</text:p>
            <text:list xml:id="list185032397473983" text:continue-numbering="true" text:style-name="Numbering_20_123">
              <text:list-item>
                <text:list>
                  <text:list-item>
                    <text:list>
                      <text:list-item>
                        <text:p text:style-name="P16">Create react component</text:p>
                      </text:list-item>
                    </text:list>
                  </text:list-item>
                </text:list>
              </text:list-item>
            </text:list>
            <text:p text:style-name="P8">const App = () =&gt; {<text:line-break/> <text:s/>return &lt;div&gt;Hi there!&lt;/div&gt;;<text:line-break/>};</text:p>
            <text:list xml:id="list185032292769044" text:continue-numbering="true" text:style-name="Numbering_20_123">
              <text:list-item>
                <text:list>
                  <text:list-item>
                    <text:list>
                      <text:list-item>
                        <text:p text:style-name="P16">Take react component and show it on the screen.</text:p>
                      </text:list-item>
                    </text:list>
                  </text:list-item>
                </text:list>
              </text:list-item>
            </text:list>
            <text:p text:style-name="P8">ReactDOM.render(<text:line-break/> <text:s/>&lt;App /&gt;,<text:line-break/> <text:s/>document.querySelector('#root')<text:line-break/>)</text:p>
            <text:list xml:id="list185031760524915" text:continue-numbering="true" text:style-name="Numbering_20_123">
              <text:list-item>
                <text:p text:style-name="P16">Within public folder:</text:p>
                <text:list>
                  <text:list-item>
                    <text:p text:style-name="P16">index.html</text:p>
                  </text:list-item>
                </text:list>
              </text:list-item>
            </text:list>
            <text:p text:style-name="P18"/>
            <text:p text:style-name="P8"/>
          </text:deletion>
        </text:changed-region>
        <text:changed-region xml:id="ct94512821662496" text:id="ct94512821662496">
          <text:deletion>
            <office:change-info>
              <dc:creator>Unknown Author</dc:creator>
              <dc:date>2020-06-12T16:08:39</dc:date>
            </office:change-info>
            <text:p text:style-name="P8"/>
            <text:p text:style-name="P8"/>
          </text:deletion>
        </text:changed-region>
        <text:changed-region xml:id="ct94512822484368" text:id="ct94512822484368">
          <text:deletion>
            <office:change-info>
              <dc:creator>Unknown Author</dc:creator>
              <dc:date>2020-06-15T18:11:45</dc:date>
            </office:change-info>
            <text:p text:style-name="P8"><text:span text:style-name="T5">Docker</text:span></text:p>
          </text:deletion>
        </text:changed-region>
        <text:changed-region xml:id="ct94512822051632" text:id="ct94512822051632">
          <text:deletion>
            <office:change-info>
              <dc:creator>Unknown Author</dc:creator>
              <dc:date>2020-06-09T17:07:56</dc:date>
            </office:change-info>
            <text:p text:style-name="P8"/>
            <text:p text:style-name="P8"/>
          </text:deletion>
        </text:changed-region>
        <text:changed-region xml:id="ct94512823420608" text:id="ct94512823420608">
          <text:insertion>
            <office:change-info>
              <dc:creator>Unknown Author</dc:creator>
              <dc:date>2020-07-30T05:28:08</dc:date>
            </office:change-info>
          </text:insertion>
        </text:changed-region>
        <text:changed-region xml:id="ct94512823420928" text:id="ct94512823420928">
          <text:insertion>
            <office:change-info>
              <dc:creator>Unknown Author</dc:creator>
              <dc:date>2020-07-30T05:31:30</dc:date>
            </office:change-info>
          </text:insertion>
        </text:changed-region>
        <text:changed-region xml:id="ct94512823421472" text:id="ct94512823421472">
          <text:insertion>
            <office:change-info>
              <dc:creator>Unknown Author</dc:creator>
              <dc:date>2020-11-23T08:08:39</dc:date>
            </office:change-info>
          </text:insertion>
        </text:changed-region>
        <text:changed-region xml:id="ct94512823421872" text:id="ct94512823421872">
          <text:insertion>
            <office:change-info>
              <dc:creator>Unknown Author</dc:creator>
              <dc:date>2020-11-23T08:09:50</dc:date>
            </office:change-info>
          </text:insertion>
        </text:changed-region>
        <text:changed-region xml:id="ct94512823422112" text:id="ct94512823422112">
          <text:insertion>
            <office:change-info>
              <dc:creator>Unknown Author</dc:creator>
              <dc:date>2020-11-23T08:10:10</dc:date>
            </office:change-info>
          </text:insertion>
        </text:changed-region>
        <text:changed-region xml:id="ct94512823422432" text:id="ct94512823422432">
          <text:insertion>
            <office:change-info>
              <dc:creator>Unknown Author</dc:creator>
              <dc:date>2020-07-30T05:29:00</dc:date>
            </office:change-info>
          </text:insertion>
        </text:changed-region>
        <text:changed-region xml:id="ct94512823278224" text:id="ct94512823278224">
          <text:insertion>
            <office:change-info>
              <dc:creator>Unknown Author</dc:creator>
              <dc:date>2020-07-30T05:31:19</dc:date>
            </office:change-info>
          </text:insertion>
        </text:changed-region>
        <text:changed-region xml:id="ct94512823423936" text:id="ct94512823423936">
          <text:insertion>
            <office:change-info>
              <dc:creator>Unknown Author</dc:creator>
              <dc:date>2020-07-30T05:32:52</dc:date>
            </office:change-info>
          </text:insertion>
        </text:changed-region>
        <text:changed-region xml:id="ct94512823424416" text:id="ct94512823424416">
          <text:insertion>
            <office:change-info>
              <dc:creator>Unknown Author</dc:creator>
              <dc:date>2020-07-30T05:34:05</dc:date>
            </office:change-info>
          </text:insertion>
        </text:changed-region>
        <text:changed-region xml:id="ct94512823284928" text:id="ct94512823284928">
          <text:deletion>
            <office:change-info>
              <dc:creator>Unknown Author</dc:creator>
              <dc:date>2020-11-23T08:07:59</dc:date>
            </office:change-info>
            <text:h text:style-name="P19" text:outline-level="1"/>
            <table:table table:name="FrontendRouting" table:style-name="FrontendRouting">
              <table:table-column table:style-name="FrontendRouting.A"/>
              <table:table-column table:style-name="FrontendRouting.B"/>
              <table:table-header-rows>
                <table:table-row>
                  <table:table-cell table:style-name="FrontendRouting.A1" office:value-type="string">
                    <text:p text:style-name="P64"/>
                  </table:table-cell>
                  <table:table-cell table:style-name="FrontendRouting.B1" office:value-type="string">
                    <text:p text:style-name="P64"/>
                  </table:table-cell>
                </table:table-row>
              </table:table-header-rows>
              <table:table-row>
                <table:table-cell table:style-name="FrontendRouting.A2" table:number-columns-spanned="2" office:value-type="string">
                  <text:p text:style-name="P46"/>
                </table:table-cell>
                <table:covered-table-cell/>
              </table:table-row>
              <table:table-row>
                <table:table-cell table:style-name="FrontendRouting.A3" office:value-type="string">
                  <text:p text:style-name="P46"/>
                </table:table-cell>
                <table:table-cell table:style-name="FrontendRouting.A2" office:value-type="string">
                  <text:p text:style-name="P46"/>
                </table:table-cell>
              </table:table-row>
              <table:table-row>
                <table:table-cell table:style-name="FrontendRouting.A3" office:value-type="string">
                  <text:p text:style-name="P47"/>
                </table:table-cell>
                <table:table-cell table:style-name="FrontendRouting.A2" office:value-type="string">
                  <text:p text:style-name="P46"/>
                </table:table-cell>
              </table:table-row>
              <table:table-row>
                <table:table-cell table:style-name="FrontendRouting.A2" table:number-columns-spanned="2" office:value-type="string">
                  <text:p text:style-name="P46"/>
                </table:table-cell>
                <table:covered-table-cell/>
              </table:table-row>
              <table:table-row>
                <table:table-cell table:style-name="FrontendRouting.A3" office:value-type="string">
                  <text:p text:style-name="P47"/>
                </table:table-cell>
                <table:table-cell table:style-name="FrontendRouting.A2" office:value-type="string">
                  <text:p text:style-name="P48"/>
                </table:table-cell>
              </table:table-row>
              <table:table-row>
                <table:table-cell table:style-name="FrontendRouting.A3" office:value-type="string">
                  <text:p text:style-name="P47"/>
                </table:table-cell>
                <table:table-cell table:style-name="FrontendRouting.A2" office:value-type="string">
                  <text:p text:style-name="P48"/>
                </table:table-cell>
              </table:table-row>
              <table:table-row>
                <table:table-cell table:style-name="FrontendRouting.A3" office:value-type="string">
                  <text:p text:style-name="P47"/>
                </table:table-cell>
                <table:table-cell table:style-name="FrontendRouting.A2" office:value-type="string">
                  <text:p text:style-name="P48"/>
                </table:table-cell>
              </table:table-row>
              <table:table-row>
                <table:table-cell table:style-name="FrontendRouting.A3" office:value-type="string">
                  <text:p text:style-name="P48"/>
                </table:table-cell>
                <table:table-cell table:style-name="FrontendRouting.A2" office:value-type="string">
                  <text:p text:style-name="P48"/>
                </table:table-cell>
              </table:table-row>
            </table:table>
            <text:h text:style-name="P20" text:outline-level="3"><text:bookmark-start text:name="__RefHeading___Toc665_38795148321111111111111111111111111111111111111111111111111111111111111111111111111111111111111111111111111111111111111111111111111111"/><text:bookmark-end text:name="__RefHeading___Toc665_38795148321111111111111111111111111111111111111111111111111111111111111111111111111111111111111111111111111111111111111111111111111111"/></text:h>
            <table:table table:name="API-point" table:style-name="API-point">
              <table:table-column table:style-name="API-point.A"/>
              <table:table-column table:style-name="API-point.B"/>
              <table:table-column table:style-name="API-point.C"/>
              <table:table-column table:style-name="API-point.D"/>
              <table:table-column table:style-name="API-point.E"/>
              <table:table-header-rows>
                <table:table-row table:style-name="API-point.1">
                  <table:table-cell table:style-name="API-point.A1" office:value-type="string">
                    <text:p text:style-name="P65"/>
                  </table:table-cell>
                  <table:table-cell table:style-name="API-point.A1" office:value-type="string">
                    <text:p text:style-name="P65"/>
                  </table:table-cell>
                  <table:table-cell table:style-name="API-point.A1" office:value-type="string">
                    <text:p text:style-name="P65"/>
                  </table:table-cell>
                  <table:table-cell table:style-name="API-point.A1" office:value-type="string">
                    <text:p text:style-name="P65"/>
                  </table:table-cell>
                  <table:table-cell table:style-name="API-point.E1" office:value-type="string" table:protected="true">
                    <text:p text:style-name="P65"/>
                  </table:table-cell>
                </table:table-row>
              </table:table-header-rows>
              <table:table-row table:style-name="API-point.1">
                <table:table-cell table:style-name="API-point.A2" table:number-columns-spanned="5" office:value-type="string">
                  <text:p text:style-name="P49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50"/>
                </table:table-cell>
                <table:table-cell table:style-name="API-point.A3" office:value-type="string">
                  <text:p text:style-name="P52"/>
                </table:table-cell>
                <table:table-cell table:style-name="API-point.A3" office:value-type="string">
                  <text:p text:style-name="P51"/>
                </table:table-cell>
                <table:table-cell table:style-name="API-point.A3" office:value-type="string">
                  <text:p text:style-name="P53"/>
                </table:table-cell>
                <table:table-cell table:style-name="API-point.A2" office:value-type="string">
                  <text:p text:style-name="P53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54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55"/>
                </table:table-cell>
                <table:table-cell table:style-name="API-point.A3" office:value-type="string">
                  <text:p text:style-name="P55"/>
                </table:table-cell>
                <table:table-cell table:style-name="API-point.A3" office:value-type="string">
                  <text:p text:style-name="P55"/>
                </table:table-cell>
                <table:table-cell table:style-name="API-point.A3" office:value-type="string">
                  <text:p text:style-name="P55"/>
                </table:table-cell>
                <table:table-cell table:style-name="API-point.A2" office:value-type="string">
                  <text:p text:style-name="P53"/>
                </table:table-cell>
              </table:table-row>
              <table:table-row table:style-name="API-point.1">
                <table:table-cell table:style-name="API-point.A3" office:value-type="string">
                  <text:p text:style-name="P56"/>
                </table:table-cell>
                <table:table-cell table:style-name="API-point.A3" office:value-type="string">
                  <text:p text:style-name="P56"/>
                </table:table-cell>
                <table:table-cell table:style-name="API-point.A3" office:value-type="string">
                  <text:p text:style-name="P55"/>
                </table:table-cell>
                <table:table-cell table:style-name="API-point.A3" office:value-type="string">
                  <text:p text:style-name="P56"/>
                </table:table-cell>
                <table:table-cell table:style-name="API-point.A2" office:value-type="string">
                  <text:p text:style-name="P53"/>
                </table:table-cell>
              </table:table-row>
              <table:table-row table:style-name="API-point.1">
                <table:table-cell table:style-name="API-point.A3" office:value-type="string">
                  <text:p text:style-name="P56"/>
                </table:table-cell>
                <table:table-cell table:style-name="API-point.A3" office:value-type="string">
                  <text:p text:style-name="P57"/>
                </table:table-cell>
                <table:table-cell table:style-name="API-point.A3" office:value-type="string">
                  <text:p text:style-name="P55"/>
                </table:table-cell>
                <table:table-cell table:style-name="API-point.A3" office:value-type="string">
                  <text:p text:style-name="P56"/>
                </table:table-cell>
                <table:table-cell table:style-name="API-point.A2" office:value-type="string">
                  <text:p text:style-name="P53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49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59"/>
                </table:table-cell>
                <table:table-cell table:style-name="API-point.A3" office:value-type="string">
                  <text:p text:style-name="P59"/>
                </table:table-cell>
                <table:table-cell table:style-name="API-point.A3" office:value-type="string">
                  <text:p text:style-name="P55"/>
                </table:table-cell>
                <table:table-cell table:style-name="API-point.A3" office:value-type="string">
                  <text:p text:style-name="P59"/>
                </table:table-cell>
                <table:table-cell table:style-name="API-point.A2" office:value-type="string">
                  <text:p text:style-name="P53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59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56"/>
                </table:table-cell>
                <table:table-cell table:style-name="API-point.A3" office:value-type="string">
                  <text:p text:style-name="P55"/>
                </table:table-cell>
                <table:table-cell table:style-name="API-point.A3" office:value-type="string">
                  <text:p text:style-name="P55"/>
                </table:table-cell>
                <table:table-cell table:style-name="API-point.A3" office:value-type="string">
                  <text:p text:style-name="P56"/>
                </table:table-cell>
                <table:table-cell table:style-name="API-point.A2" office:value-type="string">
                  <text:p text:style-name="P53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59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56"/>
                </table:table-cell>
                <table:table-cell table:style-name="API-point.A3" office:value-type="string">
                  <text:p text:style-name="P58"/>
                </table:table-cell>
                <table:table-cell table:style-name="API-point.A3" office:value-type="string">
                  <text:p text:style-name="P58"/>
                </table:table-cell>
                <table:table-cell table:style-name="API-point.A3" office:value-type="string">
                  <text:p text:style-name="P58"/>
                </table:table-cell>
                <table:table-cell table:style-name="API-point.A2" office:value-type="string">
                  <text:p text:style-name="P53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59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59"/>
                </table:table-cell>
                <table:table-cell table:style-name="API-point.A3" office:value-type="string">
                  <text:p text:style-name="P59"/>
                </table:table-cell>
                <table:table-cell table:style-name="API-point.A3" office:value-type="string">
                  <text:p text:style-name="P58"/>
                </table:table-cell>
                <table:table-cell table:style-name="API-point.A3" office:value-type="string">
                  <text:p text:style-name="P59"/>
                </table:table-cell>
                <table:table-cell table:style-name="API-point.A2" office:value-type="string">
                  <text:p text:style-name="P53"/>
                </table:table-cell>
              </table:table-row>
            </table:table>
            <text:h text:style-name="P21" text:outline-level="1"/>
          </text:deletion>
        </text:changed-region>
        <text:changed-region xml:id="ct94512823284624" text:id="ct94512823284624">
          <text:insertion>
            <office:change-info>
              <dc:creator>Unknown Author</dc:creator>
              <dc:date>2020-11-23T08:10:41</dc:date>
            </office:change-info>
          </text:insertion>
        </text:changed-region>
        <text:changed-region xml:id="ct94512823429520" text:id="ct94512823429520">
          <text:insertion>
            <office:change-info>
              <dc:creator>Unknown Author</dc:creator>
              <dc:date>2020-11-23T08:11:00</dc:date>
            </office:change-info>
          </text:insertion>
        </text:changed-region>
        <text:changed-region xml:id="ct94512823424176" text:id="ct94512823424176">
          <text:insertion>
            <office:change-info>
              <dc:creator>Unknown Author</dc:creator>
              <dc:date>2020-11-23T08:13:37</dc:date>
            </office:change-info>
          </text:insertion>
        </text:changed-region>
        <text:changed-region xml:id="ct94512823257024" text:id="ct94512823257024">
          <text:insertion>
            <office:change-info>
              <dc:creator>Unknown Author</dc:creator>
              <dc:date>2020-11-23T08:12:05</dc:date>
            </office:change-info>
          </text:insertion>
        </text:changed-region>
        <text:changed-region xml:id="ct94512823423136" text:id="ct94512823423136">
          <text:insertion>
            <office:change-info>
              <dc:creator>Unknown Author</dc:creator>
              <dc:date>2020-11-23T08:13:00</dc:date>
            </office:change-info>
          </text:insertion>
        </text:changed-region>
        <text:changed-region xml:id="ct94512823437056" text:id="ct94512823437056">
          <text:insertion>
            <office:change-info>
              <dc:creator>Unknown Author</dc:creator>
              <dc:date>2020-11-23T08:08:05</dc:date>
            </office:change-info>
          </text:insertion>
        </text:changed-region>
        <text:changed-region xml:id="ct94512823438256" text:id="ct94512823438256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512823287840" text:id="ct94512823287840">
          <text:insertion>
            <office:change-info>
              <dc:creator>Unknown Author</dc:creator>
              <dc:date>2020-11-23T08:16:51</dc:date>
            </office:change-info>
          </text:insertion>
        </text:changed-region>
        <text:changed-region xml:id="ct94512823446000" text:id="ct94512823446000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512823430896" text:id="ct94512823430896">
          <text:insertion>
            <office:change-info>
              <dc:creator>Unknown Author</dc:creator>
              <dc:date>2020-11-23T08:45:41</dc:date>
            </office:change-info>
          </text:insertion>
        </text:changed-region>
        <text:changed-region xml:id="ct94512823444640" text:id="ct94512823444640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512823432784" text:id="ct94512823432784">
          <text:insertion>
            <office:change-info>
              <dc:creator>Unknown Author</dc:creator>
              <dc:date>2020-11-23T08:48:31</dc:date>
            </office:change-info>
          </text:insertion>
        </text:changed-region>
        <text:changed-region xml:id="ct94512823446432" text:id="ct94512823446432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512823449104" text:id="ct94512823449104">
          <text:insertion>
            <office:change-info>
              <dc:creator>Unknown Author</dc:creator>
              <dc:date>2020-11-23T08:49:11</dc:date>
            </office:change-info>
          </text:insertion>
        </text:changed-region>
        <text:changed-region xml:id="ct94512823450704" text:id="ct94512823450704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512823451184" text:id="ct94512823451184">
          <text:insertion>
            <office:change-info>
              <dc:creator>Unknown Author</dc:creator>
              <dc:date>2020-11-23T08:50:35</dc:date>
            </office:change-info>
          </text:insertion>
        </text:changed-region>
        <text:changed-region xml:id="ct94512823276928" text:id="ct94512823276928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512823455136" text:id="ct94512823455136">
          <text:insertion>
            <office:change-info>
              <dc:creator>Unknown Author</dc:creator>
              <dc:date>2020-11-23T08:15:23</dc:date>
            </office:change-info>
          </text:insertion>
        </text:changed-region>
        <text:changed-region xml:id="ct94512823454000" text:id="ct94512823454000">
          <text:insertion>
            <office:change-info>
              <dc:creator>Unknown Author</dc:creator>
              <dc:date>2020-11-23T08:53:35</dc:date>
            </office:change-info>
          </text:insertion>
        </text:changed-region>
        <text:changed-region xml:id="ct94512823465008" text:id="ct94512823465008">
          <text:insertion>
            <office:change-info>
              <dc:creator>Unknown Author</dc:creator>
              <dc:date>2020-11-23T08:54:00</dc:date>
            </office:change-info>
          </text:insertion>
        </text:changed-region>
        <text:changed-region xml:id="ct94512823465824" text:id="ct94512823465824">
          <text:insertion>
            <office:change-info>
              <dc:creator>Unknown Author</dc:creator>
              <dc:date>2020-11-23T08:56:35</dc:date>
            </office:change-info>
          </text:insertion>
        </text:changed-region>
        <text:changed-region xml:id="ct94512823462736" text:id="ct94512823462736">
          <text:insertion>
            <office:change-info>
              <dc:creator>Unknown Author</dc:creator>
              <dc:date>2020-11-23T08:58:36</dc:date>
            </office:change-info>
          </text:insertion>
        </text:changed-region>
        <text:changed-region xml:id="ct94512823464688" text:id="ct94512823464688">
          <text:insertion>
            <office:change-info>
              <dc:creator>Unknown Author</dc:creator>
              <dc:date>2020-11-23T08:59:0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a xlink:type="simple" xlink:href="#__RefHeading___Toc833_3879514832" text:style-name="Index_20_Link" text:visited-style-name="Index_20_Link">DB’s ideas<text:tab/>2</text:a></text:p>
          <text:p text:style-name="P28"><text:a xlink:type="simple" xlink:href="#__RefHeading___Toc2209_1451585347" text:style-name="Index_20_Link" text:visited-style-name="Index_20_Link">Possibilities<text:tab/>2</text:a></text:p>
          <text:p text:style-name="P27"><text:a xlink:type="simple" xlink:href="#__RefHeading___Toc2211_1451585347" text:style-name="Index_20_Link" text:visited-style-name="Index_20_Link">Possibility to correct info on the site.<text:tab/>2</text:a></text:p>
          <text:p text:style-name="P27"><text:a xlink:type="simple" xlink:href="#__RefHeading___Toc2213_1451585347" text:style-name="Index_20_Link" text:visited-style-name="Index_20_Link">Loading from and dumping to excel file.<text:tab/>2</text:a></text:p>
          <text:p text:style-name="P28"><text:a xlink:type="simple" xlink:href="#__RefHeading___Toc2215_1451585347" text:style-name="Index_20_Link" text:visited-style-name="Index_20_Link">Types of table in DB<text:tab/>2</text:a></text:p>
          <text:p text:style-name="P27"><text:a xlink:type="simple" xlink:href="#__RefHeading___Toc2217_1451585347" text:style-name="Index_20_Link" text:visited-style-name="Index_20_Link">Users<text:tab/>2</text:a></text:p>
          <text:p text:style-name="P27"><text:a xlink:type="simple" xlink:href="#__RefHeading___Toc2219_1451585347" text:style-name="Index_20_Link" text:visited-style-name="Index_20_Link">Web page content<text:tab/>3</text:a></text:p>
          <text:p text:style-name="P27"><text:a xlink:type="simple" xlink:href="#__RefHeading___Toc2221_1451585347" text:style-name="Index_20_Link" text:visited-style-name="Index_20_Link">Business offers (menus, price lists)<text:tab/>5</text:a></text:p>
        </text:index-body>
      </text:table-of-content>
      <text:p text:style-name="P1"><text:change-start text:change-id="ct94512821760080"/></text:p>
      <text:p text:style-name="P1"><text:change-end text:change-id="ct94512821760080"/><text:change text:change-id="ct94512823420288"/><text:change text:change-id="ct94512823420048"/><text:change text:change-id="ct94512823419728"/><text:change text:change-id="ct94512823056032"/><text:change text:change-id="ct94512821831840"/><text:change text:change-id="ct94512821813248"/><text:change text:change-id="ct94512821662496"/><text:change text:change-id="ct94512822484368"/><text:change text:change-id="ct94512822051632"/><text:change-start text:change-id="ct94512823420608"/>The document contains ideas on working own project, not <text:change-end text:change-id="ct94512823420608"/><text:change-start text:change-id="ct94512823420928"/>studying.<text:change-end text:change-id="ct94512823420928"/><text:change-start text:change-id="ct94512823421472"/></text:p>
      <text:p text:style-name="P23">Actually it’s for short notes only. <text:change-end text:change-id="ct94512823421472"/><text:change-start text:change-id="ct94512823421872"/>more or less detailed <text:change-end text:change-id="ct94512823421872"/><text:change-start text:change-id="ct94512823422112"/>things should be in drawings.<text:change-end text:change-id="ct94512823422112"/><text:change-start text:change-id="ct94512823422432"/></text:p>
      <text:p text:style-name="P1"><text:span text:style-name="T12">Why developing i</text:span>t should be hard linked with <text:change-end text:change-id="ct94512823422432"/><text:change-start text:change-id="ct94512823278224"/>same document in project root directory.<text:change-end text:change-id="ct94512823278224"/><text:change-start text:change-id="ct94512823423936"/></text:p>
      <text:p text:style-name="P1"><text:change-end text:change-id="ct94512823423936"/><text:change-start text:change-id="ct94512823424416"/></text:p>
      <text:h text:style-name="P19" text:outline-level="1"><text:bookmark-start text:name="__RefHeading___Toc833_3879514832"/><text:change-end text:change-id="ct94512823424416"/><text:change text:change-id="ct94512823284928"/><text:change-start text:change-id="ct94512823284624"/>DB’s ideas<text:bookmark-end text:name="__RefHeading___Toc833_3879514832"/></text:h>
      <text:p text:style-name="P24"><text:span text:style-name="T13">The site is DB d</text:span><text:change-end text:change-id="ct94512823284624"/><text:change-start text:change-id="ct94512823429520"/><text:span text:style-name="T13">riven.</text:span></text:p>
      <text:h text:style-name="Heading_20_2" text:outline-level="2"><text:bookmark-start text:name="__RefHeading___Toc2209_1451585347"/><text:change-end text:change-id="ct94512823429520"/><text:change-start text:change-id="ct94512823424176"/>Possibilities<text:bookmark-end text:name="__RefHeading___Toc2209_1451585347"/><text:change-end text:change-id="ct94512823424176"/><text:change-start text:change-id="ct94512823257024"/></text:h>
      <text:h text:style-name="Heading_20_3" text:outline-level="3"><text:bookmark-start text:name="__RefHeading___Toc2211_1451585347"/>Possibility to correct info on the site.<text:bookmark-end text:name="__RefHeading___Toc2211_1451585347"/></text:h>
      <text:h text:style-name="Heading_20_3" text:outline-level="3"><text:bookmark-start text:name="__RefHeading___Toc2213_1451585347"/>Loading from <text:span text:style-name="T14">and dumping to</text:span> e<text:change-end text:change-id="ct94512823257024"/><text:change-start text:change-id="ct94512823423136"/>xcel file.<text:bookmark-end text:name="__RefHeading___Toc2213_1451585347"/><text:change-end text:change-id="ct94512823423136"/><text:change-start text:change-id="ct94512823437056"/></text:h>
      <text:h text:style-name="P41" text:outline-level="2"><text:bookmark-start text:name="__RefHeading___Toc2215_1451585347"/><text:change-end text:change-id="ct94512823437056"/><text:change-start text:change-id="ct94512823438256"/>Types of table in DB<text:bookmark-end text:name="__RefHeading___Toc2215_1451585347"/></text:h>
      <text:h text:style-name="P43" text:outline-level="3"><text:bookmark-start text:name="__RefHeading___Toc2217_1451585347"/>Users<text:bookmark-end text:name="__RefHeading___Toc2217_1451585347"/></text:h>
      <text:p text:style-name="P25">Primary keys <text:change-end text:change-id="ct94512823438256"/><text:change-start text:change-id="ct94512823287840"/>–<text:change-end text:change-id="ct94512823287840"/><text:change-start text:change-id="ct94512823446000"/> int. See already built structure.</text:p>
      <text:h text:style-name="P43" text:outline-level="3"><text:bookmark-start text:name="__RefHeading___Toc2219_1451585347"/>Web page content<text:bookmark-end text:name="__RefHeading___Toc2219_1451585347"/></text:h>
      <text:list xml:id="list185033432846178" text:continue-numbering="true" text:style-name="Numbering_20_123">
        <text:list-item>
          <text:p text:style-name="numbering">Primary keys <text:span text:style-name="T14">4 ones:</text:span></text:p>
          <text:list>
            <text:list-item>
              <text:p text:style-name="P71">Part <text:change-end text:change-id="ct94512823446000"/><text:change-start text:change-id="ct94512823430896"/>–<text:change-end text:change-id="ct94512823430896"/><text:change-start text:change-id="ct94512823444640"/> kind of general description of <text:span text:style-name="T15">site part (Menu, doscriptions, buttons, forms, etc)</text:span></text:p>
            </text:list-item>
            <text:list-item>
              <text:p text:style-name="P71">Name <text:change-end text:change-id="ct94512823444640"/><text:change-start text:change-id="ct94512823432784"/>–<text:change-end text:change-id="ct94512823432784"/><text:change-start text:change-id="ct94512823446432"/> <text:span text:style-name="T15">more or less specific content description within the part.</text:span></text:p>
            </text:list-item>
            <text:list-item>
              <text:p text:style-name="P72">Remarks <text:change-end text:change-id="ct94512823446432"/><text:change-start text:change-id="ct94512823449104"/>–<text:change-end text:change-id="ct94512823449104"/><text:change-start text:change-id="ct94512823450704"/> any detailing on name, could be null</text:p>
            </text:list-item>
            <text:list-item>
              <text:p text:style-name="P71">Locale <text:change-end text:change-id="ct94512823450704"/><text:change-start text:change-id="ct94512823451184"/>–<text:change-end text:change-id="ct94512823451184"/><text:change-start text:change-id="ct94512823276928"/> <text:span text:style-name="T15">could be en, ru, fi or ch. It’s foreign key</text:span></text:p>
            </text:list-item>
          </text:list>
        </text:list-item>
        <text:list-item>
          <text:p text:style-name="P71">Payload fields:</text:p>
          <text:list>
            <text:list-item>
              <text:p text:style-name="P71">Title</text:p>
            </text:list-item>
            <text:list-item>
              <text:p text:style-name="P71">Content</text:p>
            </text:list-item>
            <text:list-item>
              <text:p text:style-name="P71">Remarks</text:p>
            </text:list-item>
          </text:list>
        </text:list-item>
      </text:list>
      <text:h text:style-name="P43" text:outline-level="3"><text:bookmark-start text:name="__RefHeading___Toc2221_1451585347"/><text:change-end text:change-id="ct94512823276928"/><text:change-start text:change-id="ct94512823455136"/>Business offers (menus, price lists)<text:bookmark-end text:name="__RefHeading___Toc2221_1451585347"/><text:change-end text:change-id="ct94512823455136"/><text:change-start text:change-id="ct94512823454000"/></text:h>
      <text:list xml:id="list185033463348612" text:continue-list="list185033432846178" text:style-name="Numbering_20_123">
        <text:list-item text:start-value="1">
          <text:p text:style-name="P72">Prima<text:change-end text:change-id="ct94512823454000"/><text:change-start text:change-id="ct94512823465008"/>ry keys – same as in web page content.</text:p>
        </text:list-item>
        <text:list-item>
          <text:p text:style-name="P72">Payload fields</text:p>
          <text:list>
            <text:list-item>
              <text:p text:style-name="P72">Title (Main dishes, beverage)</text:p>
            </text:list-item>
            <text:list-item>
              <text:p text:style-name="P72">Sub title (vegetarian, low alcohol)</text:p>
            </text:list-item>
            <text:list-item>
              <text:p text:style-name="P72"><text:change-end text:change-id="ct94512823465008"/><text:change-start text:change-id="ct94512823465824"/>Name (Fried potatoes, Guiness)</text:p>
            </text:list-item>
            <text:list-item>
              <text:p text:style-name="P72"><text:change-end text:change-id="ct94512823465824"/><text:change-start text:change-id="ct94512823462736"/>Measure (grams, litres)<text:change-end text:change-id="ct94512823462736"/><text:change-start text:change-id="ct94512823464688"/></text:p>
            </text:list-item>
            <text:list-item>
              <text:p text:style-name="P72">Quantity</text:p>
            </text:list-item>
            <text:list-item>
              <text:p text:style-name="P72">Price<text:change-end text:change-id="ct94512823464688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5cm" fo:margin-bottom="0cm" loext:contextual-spacing="false" fo:line-height="115%"/>
    </style:style>
    <style:style style:name="List" style:family="paragraph" style:hidden="true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fo:color="#5983b0"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margin-left="0.499cm" fo:margin-right="0cm" fo:text-align="start" style:justify-single-word="false" fo:text-indent="-0.499cm" style:auto-text-indent="false" style:page-number="auto" fo:background-color="transparent" text:number-lines="false" text:line-number="0">
        <style:tab-stops/>
      </style:paragraph-properties>
      <style:text-properties fo:font-size="12pt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-example" style:family="paragraph" style:parent-style-name="Preformatted_20_Text" style:list-style-name="" style:master-page-name="">
      <style:paragraph-properties fo:margin-left="1cm" fo:margin-right="0cm" fo:text-align="start" style:justify-single-word="false" fo:text-indent="0cm" style:auto-text-indent="false" style:page-number="auto"/>
      <style:text-properties fo:color="#808080" fo:font-size="12pt" officeooo:rsid="000f770b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Drawing" style:family="paragraph" style:hidden="true" style:parent-style-name="Caption" style:class="extra"/>
    <style:style style:name="Illustration" style:family="paragraph" style:hidden="true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1" style:display-name="Numbering 1" style:family="paragraph" style:hidden="true" style:parent-style-name="List" style:list-style-name="Numbering_20_123" style:class="lis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0.499cm" fo:margin-right="0cm" fo:text-indent="-0.499cm" style:auto-text-indent="fals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_2c__20_no_20_index" style:display-name="Heading 3, no index" style:family="paragraph" style:parent-style-name="Heading_20_3" style:next-style-name="Text_20_body" style:default-outline-level="" style:list-style-name=""/>
    <style:style style:name="Heading_20_4_2c__20_no_20_index" style:display-name="Heading 4, no index" style:family="paragraph" style:parent-style-name="Heading_20_4" style:next-style-name="Text_20_body" style:default-outline-level="" style:list-style-name=""/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" style:family="paragraph" style:parent-style-name="Text_20_body" style:auto-update="true" style:list-style-name="Numbering_20_123" style:master-page-name="">
      <loext:graphic-properties draw:fill="none" draw:fill-color="#729fcf"/>
      <style:paragraph-properties fo:margin-top="0cm" fo:margin-bottom="0cm" loext:contextual-spacing="false" fo:text-align="start" style:justify-single-word="false" style:page-number="auto" fo:background-color="transparent">
        <style:tab-stops>
          <style:tab-stop style:position="6.138cm"/>
        </style:tab-stops>
      </style:paragraph-properties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hidden="true" style:parent-style-name="Caption" style:class="extra"/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5_2c__20_no_20_indexit" style:display-name="Heading 5, no indexit" style:family="paragraph" style:parent-style-name="Heading_20_5" style:next-style-name="Text_20_body" style:auto-update="true" style:default-outline-level="" style:list-style-name=""/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9H8M9S</meta:editing-duration>
    <meta:editing-cycles>36</meta:editing-cycles>
    <meta:generator>LibreOffice/6.1.5.2$Linux_X86_64 LibreOffice_project/10$Build-2</meta:generator>
    <dc:title>normal</dc:title>
    <meta:creation-date>2020-07-30T05:26:06.569014766</meta:creation-date>
    <dc:date>2020-11-23T18:50:31.250109738</dc:date>
    <meta:document-statistic meta:table-count="3" meta:image-count="0" meta:object-count="0" meta:page-count="2" meta:paragraph-count="39" meta:word-count="220" meta:character-count="1225" meta:non-whitespace-character-count="1055"/>
    <meta:template xlink:type="simple" xlink:actuate="onRequest" xlink:title="normal" xlink:href="../../.config/libreoffice/4/user/template/normal.ott" meta:date="2020-07-30T05:26:06.311337990"/>
  </office:meta>
</office:document-meta>
</file>